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104in" fo:margin-left="0in" table:align="left" style:writing-mode="lr-tb"/>
    </style:style>
    <style:style style:name="Table1.A" style:family="table-column">
      <style:table-column-properties style:column-width="1.5833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2.8021in"/>
    </style:style>
    <style:style style:name="Table1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9f8e" officeooo:paragraph-rsid="001c9f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590c" officeooo:paragraph-rsid="001d590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cec5" officeooo:paragraph-rsid="001ece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1c9f8e" officeooo:paragraph-rsid="001c9f8e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15%" fo:break-before="auto" fo:break-after="auto" style:writing-mode="lr-tb"/>
    </style:style>
    <style:style style:name="P18" style:family="paragraph" style:parent-style-name="Standard">
      <style:paragraph-properties fo:line-height="115%" style:writing-mode="lr-tb"/>
      <style:text-properties officeooo:rsid="001f7028" officeooo:paragraph-rsid="001f7028"/>
    </style:style>
    <style:style style:name="P19" style:family="paragraph" style:parent-style-name="Standard">
      <style:paragraph-properties fo:line-height="115%" style:writing-mode="lr-tb"/>
      <style:text-properties officeooo:rsid="0020bb0d" officeooo:paragraph-rsid="0020bb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Months of the Year:</text:p>
            <text:p text:style-name="P3">January</text:p>
            <text:p text:style-name="P3">February</text:p>
            <text:p text:style-name="P3">March</text:p>
            <text:p text:style-name="P3">April</text:p>
            <text:p text:style-name="P3">May</text:p>
            <text:p text:style-name="P3">June</text:p>
            <text:p text:style-name="P3">July</text:p>
            <text:p text:style-name="P3">August</text:p>
            <text:p text:style-name="P3">September</text:p>
            <text:p text:style-name="P3">October</text:p>
            <text:p text:style-name="P3">November</text:p>
            <text:p text:style-name="P3">December</text:p>
            <text:p text:style-name="P3"/>
            <text:p text:style-name="P12">Common Names:</text:p>
            <text:p text:style-name="P3">John Smith</text:p>
            <text:p text:style-name="P3">Sarah</text:p>
            <text:p text:style-name="P3">Simon</text:p>
            <text:p text:style-name="P3">David</text:p>
            <text:p text:style-name="P3">Mary</text:p>
            <text:p text:style-name="P3">Nick</text:p>
            <text:p text:style-name="P3">Mr Brown</text:p>
            <text:p text:style-name="P3">Liz</text:p>
          </table:table-cell>
          <table:table-cell table:style-name="Table1.A1" office:value-type="string">
            <text:p text:style-name="P13">Days of the week:</text:p>
            <text:p text:style-name="P4">Saturday</text:p>
            <text:p text:style-name="P4">Sunday</text:p>
            <text:p text:style-name="P4">Monday</text:p>
            <text:p text:style-name="P4">Tuesday</text:p>
            <text:p text:style-name="P4">Wednesday</text:p>
            <text:p text:style-name="P4">Thursday</text:p>
            <text:p text:style-name="P4">Friday</text:p>
            <text:p text:style-name="P4"/>
            <text:p text:style-name="P13">Common Place:</text:p>
            <text:p text:style-name="P4">Public Library</text:p>
            <text:p text:style-name="P4">Cafeteria</text:p>
            <text:p text:style-name="P4">University</text:p>
            <text:p text:style-name="P4">Department</text:p>
            <text:p text:style-name="P4">Toilet</text:p>
            <text:p text:style-name="P4">Cinema</text:p>
            <text:p text:style-name="P4">Theater</text:p>
            <text:p text:style-name="P4">Luna Park</text:p>
            <text:p text:style-name="P4">Shopping Mall</text:p>
            <text:p text:style-name="P4"/>
          </table:table-cell>
          <table:table-cell table:style-name="Table1.A1" office:value-type="string">
            <text:p text:style-name="P13">Season of the Year:</text:p>
            <text:p text:style-name="P4">Spring</text:p>
            <text:p text:style-name="P4">Summer</text:p>
            <text:p text:style-name="P4">Winter</text:p>
            <text:p text:style-name="P4">Autumn</text:p>
            <text:p text:style-name="P5"/>
            <text:p text:style-name="P9">Music:</text:p>
            <text:p text:style-name="P6">Jazz</text:p>
            <text:p text:style-name="P7">Pop</text:p>
            <text:p text:style-name="P7">Folk</text:p>
            <text:p text:style-name="P7">Classical</text:p>
            <text:p text:style-name="P7">Concert</text:p>
            <text:p text:style-name="P7">Radio</text:p>
            <text:p text:style-name="P8">Disco</text:p>
            <text:p text:style-name="P8">Pub</text:p>
            <text:p text:style-name="P8">Concert Hall</text:p>
            <text:p text:style-name="P8">Opera House</text:p>
          </table:table-cell>
          <table:table-cell table:style-name="Table1.A1" office:value-type="string">
            <text:p text:style-name="P13">Common Nationalities:</text:p>
            <text:p text:style-name="P4">Bangladeshis</text:p>
            <text:p text:style-name="P4">Canadians</text:p>
            <text:p text:style-name="P4">Brazilians</text:p>
            <text:p text:style-name="P4">Muslims</text:p>
            <text:p text:style-name="P4">Christians</text:p>
            <text:p text:style-name="P4">Hindus</text:p>
            <text:p text:style-name="P4">Jewess</text:p>
          </table:table-cell>
        </table:table-row>
      </table:table>
      <text:p text:style-name="P1"/>
      <text:p text:style-name="P2">Common Words:</text:p>
      <text:p text:style-name="P1">Pizza</text:p>
      <text:p text:style-name="P1">Bicycles</text:p>
      <text:p text:style-name="P1">Community</text:p>
      <text:p text:style-name="P1">Fundraiser</text:p>
      <text:p text:style-name="P1">Charity work</text:p>
      <text:p text:style-name="P1">Museum</text:p>
      <text:p text:style-name="P1">Grassroots</text:p>
      <text:p text:style-name="P1">Government</text:p>
      <text:p text:style-name="P1">Environment</text:p>
      <text:p text:style-name="P1">Their</text:p>
      <text:p text:style-name="P1">Different</text:p>
      <text:p text:style-name="P1">Believe</text:p>
      <text:p text:style-name="P1">Percentage</text:p>
      <text:p text:style-name="P1">Society</text:p>
      <text:p text:style-name="P1">Until</text:p>
      <text:p text:style-name="P1">Definitely</text:p>
      <text:p text:style-name="P1">Which</text:p>
      <text:p text:style-name="P1">Nowadays</text:p>
      <text:p text:style-name="P18">cheque / check</text:p>
      <text:p text:style-name="P18">a 10-minute</text:p>
      <text:p text:style-name="P18">disease</text:p>
      <text:p text:style-name="P19">di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6</meta:editing-cycles>
    <dc:date>2016-09-26T16:25:38.040920838</dc:date>
    <meta:editing-duration>PT2H44M51S</meta:editing-duration>
    <meta:document-statistic meta:table-count="1" meta:image-count="0" meta:object-count="0" meta:page-count="1" meta:paragraph-count="88" meta:word-count="115" meta:character-count="714" meta:non-whitespace-character-count="687"/>
  </office:meta>
</office:document-meta>
</file>